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c888a" officeooo:paragraph-rsid="000c888a"/>
    </style:style>
    <style:style style:name="P2" style:family="paragraph" style:parent-style-name="Standard">
      <style:text-properties fo:language="en" fo:country="US" officeooo:rsid="000e8d16" officeooo:paragraph-rsid="000e8d16"/>
    </style:style>
    <style:style style:name="P3" style:family="paragraph" style:parent-style-name="Standard">
      <style:text-properties fo:language="en" fo:country="US" officeooo:rsid="000e8d16" officeooo:paragraph-rsid="000ea708"/>
    </style:style>
    <style:style style:name="P4" style:family="paragraph" style:parent-style-name="Standard">
      <style:text-properties fo:language="en" fo:country="US" officeooo:rsid="000f4205" officeooo:paragraph-rsid="000f4205"/>
    </style:style>
    <style:style style:name="P5" style:family="paragraph" style:parent-style-name="Standard">
      <style:text-properties fo:language="ru" fo:country="RU" officeooo:rsid="000b73b7" officeooo:paragraph-rsid="000b73b7"/>
    </style:style>
    <style:style style:name="P6" style:family="paragraph" style:parent-style-name="Standard">
      <style:text-properties fo:language="ru" fo:country="RU" officeooo:rsid="000e8d16" officeooo:paragraph-rsid="000e8d16"/>
    </style:style>
    <style:style style:name="P7" style:family="paragraph" style:parent-style-name="Standard">
      <style:text-properties officeooo:paragraph-rsid="000b73b7"/>
    </style:style>
    <style:style style:name="P8" style:family="paragraph" style:parent-style-name="Standard">
      <style:text-properties officeooo:rsid="000c888a" officeooo:paragraph-rsid="000c888a"/>
    </style:style>
    <style:style style:name="P9" style:family="paragraph" style:parent-style-name="Standard">
      <style:text-properties officeooo:rsid="000c888a" officeooo:paragraph-rsid="000f4205"/>
    </style:style>
    <style:style style:name="P10" style:family="paragraph" style:parent-style-name="Standard">
      <style:text-properties officeooo:paragraph-rsid="000c888a"/>
    </style:style>
    <style:style style:name="P11" style:family="paragraph" style:parent-style-name="Standard">
      <style:text-properties officeooo:paragraph-rsid="000d29ff"/>
    </style:style>
    <style:style style:name="P12" style:family="paragraph" style:parent-style-name="Standard">
      <style:text-properties officeooo:rsid="000e8d16" officeooo:paragraph-rsid="000e8d16"/>
    </style:style>
    <style:style style:name="P13" style:family="paragraph" style:parent-style-name="Standard">
      <style:text-properties officeooo:paragraph-rsid="000ea708"/>
    </style:style>
    <style:style style:name="P14" style:family="paragraph" style:parent-style-name="Standard">
      <style:text-properties officeooo:paragraph-rsid="000f4205"/>
    </style:style>
    <style:style style:name="P15" style:family="paragraph" style:parent-style-name="Standard">
      <style:text-properties officeooo:rsid="000f4205" officeooo:paragraph-rsid="000f420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7de2"/>
    </style:style>
    <style:style style:name="T3" style:family="text">
      <style:text-properties fo:language="en" fo:country="US" officeooo:rsid="000c888a"/>
    </style:style>
    <style:style style:name="T4" style:family="text">
      <style:text-properties fo:language="en" fo:country="US" officeooo:rsid="000d29ff"/>
    </style:style>
    <style:style style:name="T5" style:family="text">
      <style:text-properties fo:language="en" fo:country="US" officeooo:rsid="000f4205"/>
    </style:style>
    <style:style style:name="T6" style:family="text">
      <style:text-properties officeooo:rsid="000b73b7"/>
    </style:style>
    <style:style style:name="T7" style:family="text">
      <style:text-properties officeooo:rsid="000c888a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ea708"/>
    </style:style>
    <style:style style:name="T10" style:family="text">
      <style:text-properties fo:language="ru" fo:country="RU" officeooo:rsid="000e8d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<text:span text:style-name="T2">1. </text:span>Разбить сеть 192.168.1.0 на 2 подсети, на 4, на 8.</text:p>
      <text:p text:style-name="Standard"/>
      <text:p text:style-name="P12">На 2:</text:p>
      <text:p text:style-name="P2">1 <text:span text:style-name="T8">подсеть 192.168.1.0/</text:span>25 broadcast 192.168.1.127 <text:span text:style-name="T8">всего хостов 126</text:span></text:p>
      <text:p text:style-name="P2"><text:span text:style-name="T8">2 подсеть 192.168.1.128/25 broadcast 192.168.1.255 всего хостов 126</text:span></text:p>
      <text:p text:style-name="Standard"/>
      <text:p text:style-name="P12">На 4:</text:p>
      <text:p text:style-name="P2">1 <text:span text:style-name="T8">подсеть 192.168.1.0/</text:span>2<text:span text:style-name="T8">6</text:span> broadcast 192.168.1.<text:span text:style-name="T8">63</text:span> <text:span text:style-name="T8">всего хостов 62</text:span></text:p>
      <text:p text:style-name="P2"><text:span text:style-name="T8">2 подсеть 192.168.1.64/26 broadcast 192.168.1.127 всего хостов 62</text:span></text:p>
      <text:p text:style-name="P2"><text:span text:style-name="T8">3 подсеть 192.168.1.128/26 broadcast 192.168.1.191 всего хостов 62</text:span></text:p>
      <text:p text:style-name="P2"><text:span text:style-name="T8">4 подсеть 192.168.1.192/26 broadcast 192.168.1.255 всего хостов 62</text:span></text:p>
      <text:p text:style-name="P5"/>
      <text:p text:style-name="P6">На 8:</text:p>
      <text:p text:style-name="P2">1 <text:span text:style-name="T8">подсеть 192.168.1.0/</text:span>2<text:span text:style-name="T8">7</text:span> broadcast 192.168.1.<text:span text:style-name="T8">31</text:span> <text:span text:style-name="T8">всего хостов 30</text:span></text:p>
      <text:p text:style-name="P2"><text:span text:style-name="T8">2</text:span> <text:span text:style-name="T8">подсеть 192.168.1.32/</text:span>2<text:span text:style-name="T8">7</text:span> broadcast 192.168.1.6<text:span text:style-name="T8">3</text:span> <text:span text:style-name="T8">всего хостов 30</text:span></text:p>
      <text:p text:style-name="P2"><text:span text:style-name="T8">3</text:span> <text:span text:style-name="T8">подсеть 192.168.1.64/</text:span>2<text:span text:style-name="T8">7</text:span> broadcast 192.168.1.<text:span text:style-name="T8">95</text:span> <text:span text:style-name="T8">всего хостов 30</text:span></text:p>
      <text:p text:style-name="P2"><text:span text:style-name="T8">4</text:span> <text:span text:style-name="T8">подсеть 192.168.1.96/</text:span>2<text:span text:style-name="T8">7</text:span> broadcast 192.168.1.<text:span text:style-name="T8">127</text:span> <text:span text:style-name="T8">всего хостов 30</text:span></text:p>
      <text:p text:style-name="P2"><text:span text:style-name="T8">5 подсеть 192.168.1.128/27 broadcast 192.168.1.159 всего хостов 30</text:span></text:p>
      <text:p text:style-name="P3"><text:span text:style-name="T9">6</text:span><text:span text:style-name="T8"> подсеть 192.168.1.</text:span><text:span text:style-name="T9">160</text:span><text:span text:style-name="T8">/27 broadcast 192.168.1.</text:span><text:span text:style-name="T9">191</text:span><text:span text:style-name="T8"> всего хостов 30</text:span></text:p>
      <text:p text:style-name="P3"><text:span text:style-name="T9">7</text:span><text:span text:style-name="T8"> подсеть 192.168.1.</text:span><text:span text:style-name="T9">192</text:span><text:span text:style-name="T8">/27 broadcast 192.168.1.</text:span><text:span text:style-name="T9">223</text:span><text:span text:style-name="T8"> всего хостов 30</text:span></text:p>
      <text:p text:style-name="P13"><text:span text:style-name="T9">8</text:span><text:span text:style-name="T10"> подсеть 192.168.1.</text:span><text:span text:style-name="T9">224</text:span><text:span text:style-name="T10">/27 broadcast 192.168.1.</text:span><text:span text:style-name="T9">255</text:span><text:span text:style-name="T10"> всего хостов 30</text:span></text:p>
      <text:p text:style-name="Standard"/>
      <text:p text:style-name="P7"><text:span text:style-name="T6">2. </text:span>Узнать, сколько хостов будет в сети 172.16.1.0/25 и в сети 10.0.0.0/26.</text:p>
      <text:p text:style-name="P7"/>
      <text:p text:style-name="P14">172.16.1.0/25</text:p>
      <text:p text:style-name="P8">126 хостов</text:p>
      <text:p text:style-name="P8"/>
      <text:p text:style-name="P9">10.0.0.0/26</text:p>
      <text:p text:style-name="P8">62 хоста</text:p>
      <text:p text:style-name="P8"/>
      <text:p text:style-name="P10"><text:span text:style-name="T7">3.</text:span>Какой будет broadcast-адрес в сети 10.0.0.0/30, в сети 10.255.255.124/30. </text:p>
      <text:p text:style-name="P10"/>
      <text:p text:style-name="P10">10.0.0.0/30</text:p>
      <text:p text:style-name="P1">broadcast – 10.0.0.3</text:p>
      <text:p text:style-name="P1"/>
      <text:p text:style-name="P1">10.255.255.124/30</text:p>
      <text:p text:style-name="P1">broadcast – 10.255.255.127</text:p>
      <text:p text:style-name="P1"/>
      <text:p text:style-name="P10"><text:span text:style-name="T3">4. </text:span>Какие будут адрес и маска первой и последней сетей, если разбить 192.168.0.0/24 на 16 сетей.</text:p>
      <text:p text:style-name="P10"/>
      <text:p text:style-name="P15">192.168.0.0/<text:span text:style-name="T1">28</text:span></text:p>
      <text:p text:style-name="P14"><text:span text:style-name="T5">192.168.0.240/28</text:span></text:p>
      <text:p text:style-name="P10"/>
      <text:p text:style-name="P11"><text:span text:style-name="T4">5.</text:span>Какие будут адрес и маска первой и последней сетей, если разбить 100.64.0.0/25 на 8 сетей. </text:p>
      <text:p text:style-name="P11"/>
      <text:p text:style-name="P4">100.64.0.0/28</text:p>
      <text:p text:style-name="P4">100.64.0.112/28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8:18:54.499000000</meta:creation-date>
    <dc:date>2019-12-25T19:08:28.329000000</dc:date>
    <meta:editing-duration>PT8M30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34" meta:word-count="197" meta:character-count="1492" meta:non-whitespace-character-count="1325"/>
  </office:meta>
</office:document-meta>
</file>